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time" svg:font-family="time"/>
    <style:font-face style:name="DejaVu Sans1" svg:font-family="'DejaVu Sans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158cbf" officeooo:paragraph-rsid="00158cbf"/>
    </style:style>
    <style:style style:name="P2" style:family="paragraph" style:parent-style-name="Standard">
      <style:text-properties style:font-name="Bitstream Charter" officeooo:rsid="00158cbf" officeooo:paragraph-rsid="0017237d"/>
    </style:style>
    <style:style style:name="P3" style:family="paragraph" style:parent-style-name="Standard">
      <style:text-properties style:font-name="Bitstream Charter" officeooo:rsid="00158cbf" officeooo:paragraph-rsid="0017d4dd"/>
    </style:style>
    <style:style style:name="P4" style:family="paragraph" style:parent-style-name="Standard">
      <style:text-properties style:font-name="Bitstream Charter" officeooo:rsid="00158cbf" officeooo:paragraph-rsid="0021a340"/>
    </style:style>
    <style:style style:name="P5" style:family="paragraph" style:parent-style-name="Standard">
      <style:text-properties style:font-name="Bitstream Charter" officeooo:rsid="0017237d" officeooo:paragraph-rsid="0017237d"/>
    </style:style>
    <style:style style:name="P6" style:family="paragraph" style:parent-style-name="Standard">
      <style:text-properties style:font-name="Bitstream Charter" officeooo:rsid="0017d4dd" officeooo:paragraph-rsid="0017d4dd"/>
    </style:style>
    <style:style style:name="P7" style:family="paragraph" style:parent-style-name="Standard">
      <style:text-properties style:font-name="Bitstream Charter" officeooo:rsid="00189e4e" officeooo:paragraph-rsid="00189e4e"/>
    </style:style>
    <style:style style:name="P8" style:family="paragraph" style:parent-style-name="Standard">
      <style:text-properties style:font-name="Bitstream Charter" officeooo:rsid="00189e4e" officeooo:paragraph-rsid="00192d0f"/>
    </style:style>
    <style:style style:name="P9" style:family="paragraph" style:parent-style-name="Standard">
      <style:text-properties style:font-name="Bitstream Charter" officeooo:rsid="00192d0f" officeooo:paragraph-rsid="00192d0f"/>
    </style:style>
    <style:style style:name="P10" style:family="paragraph" style:parent-style-name="Standard">
      <style:text-properties style:font-name="Bitstream Charter" officeooo:rsid="00192d0f" officeooo:paragraph-rsid="0021a340"/>
    </style:style>
    <style:style style:name="P11" style:family="paragraph" style:parent-style-name="Standard">
      <style:text-properties style:font-name="Bitstream Charter" fo:font-size="15pt" fo:font-weight="bold" officeooo:rsid="00158cbf" officeooo:paragraph-rsid="00158cbf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Bitstream Charter" fo:font-size="15pt" fo:font-weight="bold" officeooo:rsid="0017237d" officeooo:paragraph-rsid="0017237d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Bitstream Charter" fo:font-weight="bold" officeooo:rsid="00158cbf" officeooo:paragraph-rsid="00158cbf" style:font-weight-asian="bold" style:font-weight-complex="bold"/>
    </style:style>
    <style:style style:name="P14" style:family="paragraph" style:parent-style-name="Standard">
      <style:text-properties style:font-name="Bitstream Charter" fo:font-weight="bold" officeooo:rsid="00158cbf" officeooo:paragraph-rsid="0017237d" style:font-weight-asian="bold" style:font-weight-complex="bold"/>
    </style:style>
    <style:style style:name="T1" style:family="text">
      <style:text-properties fo:font-size="12pt" fo:language="en" fo:country="US" fo:font-weight="bold" style:font-name-asian="SimSun" style:font-size-asian="12pt" style:font-weight-asian="bold" style:font-name-complex="Times New Roman" style:font-size-complex="12pt" style:font-weight-complex="normal"/>
    </style:style>
    <style:style style:name="T2" style:family="text">
      <style:text-properties fo:font-size="12pt" fo:language="en" fo:country="US" fo:font-weight="normal" style:font-name-asian="SimSu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font-size="12pt" fo:language="en" fo:country="US" fo:font-weight="normal" officeooo:rsid="00158cbf" style:font-name-asian="SimSu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language="en" fo:country="US" fo:font-weight="normal" officeooo:rsid="00192d0f" style:font-name-asian="SimSun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n" fo:country="US" officeooo:rsid="00158cbf" style:font-name-asian="SimSun" style:font-size-asian="12pt" style:font-name-complex="Times New Roman" style:font-size-complex="12pt"/>
    </style:style>
    <style:style style:name="T6" style:family="text">
      <style:text-properties officeooo:rsid="0017237d"/>
    </style:style>
    <style:style style:name="T7" style:family="text">
      <style:text-properties style:font-name="time" fo:font-size="12pt" fo:language="en" fo:country="US" fo:font-weight="normal" officeooo:rsid="00158cbf" style:font-name-asian="SimSun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" fo:font-size="12pt" fo:language="en" fo:country="US" fo:font-weight="normal" style:font-name-asian="SimSun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" fo:font-size="12pt" fo:language="en" fo:country="US" fo:font-weight="normal" officeooo:rsid="00192d0f" style:font-name-asian="SimSun" style:font-size-asian="12pt" style:font-weight-asian="normal" style:font-name-complex="Times New Roman" style:font-size-complex="12pt" style:font-weight-complex="normal"/>
    </style:style>
    <style:style style:name="T10" style:family="text">
      <style:text-properties officeooo:rsid="0017d4dd"/>
    </style:style>
    <style:style style:name="T11" style:family="text">
      <style:text-properties officeooo:rsid="00192d0f"/>
    </style:style>
    <style:style style:name="T12" style:family="text">
      <style:text-properties officeooo:rsid="001a0ddf"/>
    </style:style>
    <style:style style:name="T13" style:family="text">
      <style:text-properties officeooo:rsid="001bfef1"/>
    </style:style>
    <style:style style:name="T14" style:family="text">
      <style:text-properties officeooo:rsid="001df0fe"/>
    </style:style>
    <style:style style:name="T15" style:family="text">
      <style:text-properties officeooo:rsid="001f924a"/>
    </style:style>
    <style:style style:name="T16" style:family="text">
      <style:text-properties officeooo:rsid="00212cca"/>
    </style:style>
    <style:style style:name="T17" style:family="text">
      <style:text-properties fo:language="en" fo:country="US" fo:font-weight="bold" style:font-name-asian="SimSun" style:font-weight-asian="bold" style:font-name-complex="Times New Roman" style:font-weight-complex="normal"/>
    </style:style>
    <style:style style:name="T18" style:family="text">
      <style:text-properties fo:language="en" fo:country="US" fo:font-weight="normal" style:font-name-asian="SimSun" style:font-weight-asian="normal" style:font-name-complex="Times New Roman" style:font-weight-complex="normal"/>
    </style:style>
    <style:style style:name="T19" style:family="text">
      <style:text-properties fo:language="en" fo:country="US" fo:font-weight="normal" officeooo:rsid="00158cbf" style:font-name-asian="SimSun" style:font-weight-asian="normal" style:font-name-complex="Times New Roman" style:font-weight-complex="normal"/>
    </style:style>
    <style:style style:name="T20" style:family="text">
      <style:text-properties fo:language="en" fo:country="US" fo:font-weight="normal" officeooo:rsid="00192d0f" style:font-name-asian="SimSun" style:font-weight-asian="normal" style:font-name-complex="Times New Roman" style:font-weight-complex="normal"/>
    </style:style>
    <style:style style:name="T21" style:family="text">
      <style:text-properties fo:language="en" fo:country="US" style:font-name-asian="SimSun" style:font-name-complex="Times New Roman"/>
    </style:style>
    <style:style style:name="T22" style:family="text">
      <style:text-properties fo:language="en" fo:country="US" officeooo:rsid="00158cbf" style:font-name-asian="SimSun" style:font-name-complex="Times New Roman"/>
    </style:style>
    <style:style style:name="T23" style:family="text">
      <style:text-properties fo:language="en" fo:country="US" officeooo:rsid="00192d0f" style:font-name-asian="SimSun" style:font-name-complex="Times New Roman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2d0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1.</text:span>Use Case “Import stock”<text:span text:style-name="T21"> specification</text:span></text:p>
      <text:p text:style-name="P4"><text:span text:style-name="T24">S</text:span><text:span text:style-name="T25">u</text:span><text:span text:style-name="T24">mmary</text:span>: </text:p>
      <text:p text:style-name="P4">This use case is use to import stock in to the store.</text:p>
      <text:p text:style-name="P13">Main flow: </text:p>
      <text:p text:style-name="P1">Insert product name , product price and product number.</text:p>
      <text:p text:style-name="P1">Add the product into the store</text:p>
      <text:p text:style-name="P13">Negative flow:</text:p>
      <text:p text:style-name="P1">If the product already exists : the product price will be update.</text:p>
      <text:p text:style-name="P1">The product number increase.</text:p>
      <text:p text:style-name="P1"/>
      <text:p text:style-name="P12"><text:span text:style-name="T11">2.</text:span>Use Case “Create order” <text:span text:style-name="T22">specification</text:span></text:p>
      <text:p text:style-name="P4"><text:span text:style-name="T24">Summary: </text:span></text:p>
      <text:p text:style-name="P4">This use case <text:span text:style-name="T6">make order from the customer from the name.</text:span></text:p>
      <text:p text:style-name="P14">Main flow: </text:p>
      <text:p text:style-name="P5">Customer chooses the product <text:span text:style-name="T10">that</text:span> they want to buy and how many of them .</text:p>
      <text:p text:style-name="P5">The program will ask if they want to buy more product.</text:p>
      <text:p text:style-name="P5">If they choose no they will finish and back to the main.</text:p>
      <text:p text:style-name="P5">Otherwise they can keep buying stuff by run this cycle will run again.</text:p>
      <text:p text:style-name="P14">Negative flow: </text:p>
      <text:p text:style-name="P6">If the product is not exists the program will cancel but still ask the customer if they want to buy more.</text:p>
      <text:p text:style-name="P3">I<text:span text:style-name="T10">f the customer come here for the first times (customer not appear in the database) the program will automatic create one new customer.</text:span></text:p>
      <text:p text:style-name="P2"/>
      <text:p text:style-name="P12"><text:span text:style-name="T11">3. </text:span>Use Case “Show all customer order” <text:span text:style-name="T22">specification</text:span></text:p>
      <text:p text:style-name="P14">Summary: </text:p>
      <text:p text:style-name="P7">This use case show all the products that customer buy from the first time until now.</text:p>
      <text:p text:style-name="P2"><text:span text:style-name="T24">Main flow:</text:span> </text:p>
      <text:p text:style-name="P7">Enter the customer name, the program will show all the products that customer buy in ordinarily:</text:p>
      <text:p text:style-name="P7">No. → name → count → price → total price of that products in this time.</text:p>
      <text:p text:style-name="P14">Negative flow:</text:p>
      <text:p text:style-name="P8">If the customer<text:span text:style-name="T11">'s</text:span> name not exists, the program <text:span text:style-name="T11">displays</text:span> <text:span text:style-name="T11">the message </text:span>that it can not find the customer.</text:p>
      <text:p text:style-name="P2"/>
      <text:p text:style-name="P12"><text:span text:style-name="T23">4. </text:span><text:span text:style-name="T22">Use Case “</text:span><text:span text:style-name="T21">Check Out</text:span><text:span text:style-name="T22">” specification</text:span></text:p>
      <text:p text:style-name="P14">Summary: </text:p>
      <text:p text:style-name="P9">This use case show the total price of all products that customer had buy, and the discount of the customers.</text:p>
      <text:p text:style-name="P14">Main flow: </text:p>
      <text:p text:style-name="P9">Enter the customer name, the program will s<text:span text:style-name="T13">how</text:span> the total price and the discount.</text:p>
      <text:p text:style-name="P14">Negative flow:</text:p>
      <text:p text:style-name="P10">The program <text:span text:style-name="T12">will </text:span>show <text:span text:style-name="T14">you know that it can</text:span>not find the customer if <text:span text:style-name="T16">the customer name</text:span> <text:span text:style-name="T15">not appear</text:span> in the datab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time" svg:font-family="time"/>
    <style:font-face style:name="DejaVu Sans1" svg:font-family="'DejaVu Sans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han </meta:initial-creator>
    <meta:creation-date>2016-08-11T15:39:29.738521129</meta:creation-date>
    <meta:generator>LibreOffice/4.3.3.2$Linux_X86_64 LibreOffice_project/430m0$Build-2</meta:generator>
    <dc:date>2016-08-11T16:23:52.972339286</dc:date>
    <dc:creator>Nhan </dc:creator>
    <meta:editing-duration>PT44M19S</meta:editing-duration>
    <meta:editing-cycles>12</meta:editing-cycles>
    <meta:document-statistic meta:table-count="0" meta:image-count="0" meta:object-count="0" meta:page-count="1" meta:paragraph-count="35" meta:word-count="314" meta:character-count="1738" meta:non-whitespace-character-count="1449"/>
  </office:meta>
</office:document-meta>
</file>